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objectwithoutfill">
      <style:graphic-properties draw:fill="none" draw:textarea-vertical-align="middle"/>
    </style:style>
    <style:style style:name="gr2" style:family="graphic" style:parent-style-name="standard">
      <style:graphic-properties draw:fill="solid" draw:fill-color="#e6e6e6" draw:textarea-horizontal-align="justify" draw:textarea-vertical-align="middle" draw:auto-grow-height="false" fo:min-height="0cm" fo:min-width="0cm" fo:wrap-option="no-wrap"/>
    </style:style>
    <style:style style:name="gr3" style:family="graphic" style:parent-style-name="standard">
      <style:graphic-properties draw:textarea-horizontal-align="justify" draw:textarea-vertical-align="middle" draw:auto-grow-height="false"/>
    </style:style>
    <style:style style:name="gr4" style:family="graphic" style:parent-style-name="standard">
      <style:graphic-properties draw:textarea-horizontal-align="justify" draw:textarea-vertical-align="middle" draw:auto-grow-height="false"/>
    </style:style>
    <style:style style:name="gr5" style:family="graphic" style:parent-style-name="standard">
      <style:graphic-properties draw:fill="solid" draw:fill-color="#ffff99" draw:textarea-horizontal-align="justify" draw:textarea-vertical-align="middle" draw:auto-grow-height="false" fo:min-height="0cm" fo:min-width="0cm" fo:wrap-option="no-wrap"/>
    </style:style>
    <style:style style:name="gr6"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text-align="center"/>
    </style:style>
    <style:style style:name="T1"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11.668cm" svg:y1="13.319cm" svg:x2="11.287cm" svg:y2="12.811cm">
          <text:p/>
        </draw:line>
        <draw:line draw:style-name="gr1" draw:text-style-name="P1" draw:layer="layout" svg:x1="7.858cm" svg:y1="13.192cm" svg:x2="8.239cm" svg:y2="12.684cm">
          <text:p/>
        </draw:line>
        <draw:line draw:style-name="gr1" draw:text-style-name="P1" draw:layer="layout" svg:x1="16.113cm" svg:y1="6.461cm" svg:x2="15.605cm" svg:y2="5.826cm">
          <text:p/>
        </draw:line>
        <draw:line draw:style-name="gr1" draw:text-style-name="P1" draw:layer="layout" svg:x1="17.891cm" svg:y1="5.191cm" svg:x2="17.129cm" svg:y2="4.81cm">
          <text:p/>
        </draw:line>
        <draw:line draw:style-name="gr1" draw:text-style-name="P1" draw:layer="layout" svg:x1="18.526cm" svg:y1="3.54cm" svg:x2="18.018cm" svg:y2="3.667cm">
          <text:p/>
        </draw:line>
        <draw:line draw:style-name="gr1" draw:text-style-name="P1" draw:layer="layout" svg:x1="2.651cm" svg:y1="2.397cm" svg:x2="1.381cm" svg:y2="1.127cm">
          <text:p/>
        </draw:line>
        <draw:line draw:style-name="gr1" draw:text-style-name="P1" draw:layer="layout" svg:x1="12.938cm" svg:y1="12.049cm" svg:x2="16.113cm" svg:y2="14.081cm">
          <text:p/>
        </draw:line>
        <draw:line draw:style-name="gr1" draw:text-style-name="P1" draw:layer="layout" svg:x1="6.969cm" svg:y1="12.049cm" svg:x2="3.413cm" svg:y2="14.589cm">
          <text:p/>
        </draw:line>
        <draw:custom-shape draw:style-name="gr2" draw:text-style-name="P1" draw:layer="layout" svg:width="7.493cm" svg:height="4.572cm" svg:x="1.508cm" svg:y="1.76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 draw:text-style-name="P1" draw:layer="layout" svg:width="7.493cm" svg:height="4.572cm" svg:x="10.779cm" svg:y="1.76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 draw:text-style-name="P1" draw:layer="layout" svg:width="7.493cm" svg:height="4.572cm" svg:x="6.588cm" svg:y="8.6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 draw:text-style-name="P1" draw:layer="layout" svg:width="1.062cm" svg:height="1.343cm" svg:x="9.836cm" svg:y="9.936cm">
          <text:p text:style-name="P1"><text:span text:style-name="T1">GNRS</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3" draw:text-style-name="P1" draw:layer="layout" svg:width="1.062cm" svg:height="1.343cm" svg:x="14.043cm" svg:y="3.113cm">
          <text:p text:style-name="P1"><text:span text:style-name="T1">GNRS</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3" draw:text-style-name="P1" draw:layer="layout" svg:width="1.062cm" svg:height="1.343cm" svg:x="4.734cm" svg:y="2.959cm">
          <text:p text:style-name="P1"><text:span text:style-name="T1">GNRS</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line draw:style-name="gr1" draw:text-style-name="P1" draw:layer="layout" svg:x1="6.08cm" svg:y1="6.08cm" svg:x2="7.858cm" svg:y2="9.128cm">
          <text:p/>
        </draw:line>
        <draw:line draw:style-name="gr1" draw:text-style-name="P1" draw:layer="layout" svg:x1="9.001cm" svg:y1="4.048cm" svg:x2="10.779cm" svg:y2="4.048cm">
          <text:p/>
        </draw:line>
        <draw:line draw:style-name="gr1" draw:text-style-name="P1" draw:layer="layout" svg:x1="12.938cm" svg:y1="6.08cm" svg:x2="12.557cm" svg:y2="8.62cm">
          <text:p/>
        </draw:line>
        <draw:line draw:style-name="gr1" draw:text-style-name="P1" draw:layer="layout" svg:x1="17.891cm" svg:y1="2.651cm" svg:x2="20.05cm" svg:y2="1.508cm">
          <text:p/>
        </draw:line>
        <draw:custom-shape draw:style-name="gr4" draw:text-style-name="P1" draw:layer="layout" svg:width="1.143cm" svg:height="0.381cm" svg:x="12.43cm" svg:y="5.572cm">
          <text:p/>
          <draw:enhanced-geometry svg:viewBox="0 0 21600 21600" draw:glue-points="10800 0 3163 3163 0 10800 3163 18437 10800 21600 18437 18437 21600 10800 18437 3163" draw:text-areas="3100 3100 18500 18500" draw:type="flowchart-summing-junction" draw:enhanced-path="U 10800 10800 10800 10800 0 360 Z N M 3100 3100 L 18500 18500 N M 3100 18500 L 18500 3100 N"/>
        </draw:custom-shape>
        <draw:custom-shape draw:style-name="gr4" draw:text-style-name="P1" draw:layer="layout" svg:width="1.143cm" svg:height="0.381cm" svg:x="10.779cm" svg:y="3.794cm">
          <text:p/>
          <draw:enhanced-geometry svg:viewBox="0 0 21600 21600" draw:glue-points="10800 0 3163 3163 0 10800 3163 18437 10800 21600 18437 18437 21600 10800 18437 3163" draw:text-areas="3100 3100 18500 18500" draw:type="flowchart-summing-junction" draw:enhanced-path="U 10800 10800 10800 10800 0 360 Z N M 3100 3100 L 18500 18500 N M 3100 18500 L 18500 3100 N"/>
        </draw:custom-shape>
        <draw:custom-shape draw:style-name="gr4" draw:text-style-name="P1" draw:layer="layout" svg:width="1.143cm" svg:height="0.381cm" svg:x="7.858cm" svg:y="3.794cm">
          <text:p/>
          <draw:enhanced-geometry svg:viewBox="0 0 21600 21600" draw:glue-points="10800 0 3163 3163 0 10800 3163 18437 10800 21600 18437 18437 21600 10800 18437 3163" draw:text-areas="3100 3100 18500 18500" draw:type="flowchart-summing-junction" draw:enhanced-path="U 10800 10800 10800 10800 0 360 Z N M 3100 3100 L 18500 18500 N M 3100 18500 L 18500 3100 N"/>
        </draw:custom-shape>
        <draw:custom-shape draw:style-name="gr4" draw:text-style-name="P1" draw:layer="layout" svg:width="1.143cm" svg:height="0.381cm" svg:x="5.191cm" svg:y="5.699cm">
          <text:p/>
          <draw:enhanced-geometry svg:viewBox="0 0 21600 21600" draw:glue-points="10800 0 3163 3163 0 10800 3163 18437 10800 21600 18437 18437 21600 10800 18437 3163" draw:text-areas="3100 3100 18500 18500" draw:type="flowchart-summing-junction" draw:enhanced-path="U 10800 10800 10800 10800 0 360 Z N M 3100 3100 L 18500 18500 N M 3100 18500 L 18500 3100 N"/>
        </draw:custom-shape>
        <draw:custom-shape draw:style-name="gr4" draw:text-style-name="P1" draw:layer="layout" svg:width="1.143cm" svg:height="0.381cm" svg:x="2.397cm" svg:y="2.27cm">
          <text:p/>
          <draw:enhanced-geometry svg:viewBox="0 0 21600 21600" draw:glue-points="10800 0 3163 3163 0 10800 3163 18437 10800 21600 18437 18437 21600 10800 18437 3163" draw:text-areas="3100 3100 18500 18500" draw:type="flowchart-summing-junction" draw:enhanced-path="U 10800 10800 10800 10800 0 360 Z N M 3100 3100 L 18500 18500 N M 3100 18500 L 18500 3100 N"/>
        </draw:custom-shape>
        <draw:custom-shape draw:style-name="gr4" draw:text-style-name="P1" draw:layer="layout" svg:width="1.143cm" svg:height="0.381cm" svg:x="12.049cm" svg:y="8.62cm">
          <text:p/>
          <draw:enhanced-geometry svg:viewBox="0 0 21600 21600" draw:glue-points="10800 0 3163 3163 0 10800 3163 18437 10800 21600 18437 18437 21600 10800 18437 3163" draw:text-areas="3100 3100 18500 18500" draw:type="flowchart-summing-junction" draw:enhanced-path="U 10800 10800 10800 10800 0 360 Z N M 3100 3100 L 18500 18500 N M 3100 18500 L 18500 3100 N"/>
        </draw:custom-shape>
        <draw:custom-shape draw:style-name="gr4" draw:text-style-name="P1" draw:layer="layout" svg:width="1.143cm" svg:height="0.381cm" svg:x="16.875cm" svg:y="2.524cm">
          <text:p/>
          <draw:enhanced-geometry svg:viewBox="0 0 21600 21600" draw:glue-points="10800 0 3163 3163 0 10800 3163 18437 10800 21600 18437 18437 21600 10800 18437 3163" draw:text-areas="3100 3100 18500 18500" draw:type="flowchart-summing-junction" draw:enhanced-path="U 10800 10800 10800 10800 0 360 Z N M 3100 3100 L 18500 18500 N M 3100 18500 L 18500 3100 N"/>
        </draw:custom-shape>
        <draw:custom-shape draw:style-name="gr4" draw:text-style-name="P1" draw:layer="layout" svg:width="1.143cm" svg:height="0.381cm" svg:x="7.604cm" svg:y="9.128cm">
          <text:p/>
          <draw:enhanced-geometry svg:viewBox="0 0 21600 21600" draw:glue-points="10800 0 3163 3163 0 10800 3163 18437 10800 21600 18437 18437 21600 10800 18437 3163" draw:text-areas="3100 3100 18500 18500" draw:mirror-vertical="false" draw:mirror-horizontal="false" draw:type="flowchart-summing-junction" draw:enhanced-path="U 10800 10800 10800 10800 0 360 Z N M 3100 3100 L 18500 18500 N M 3100 18500 L 18500 3100 N"/>
        </draw:custom-shape>
        <draw:custom-shape draw:style-name="gr4" draw:text-style-name="P1" draw:layer="layout" svg:width="1.143cm" svg:height="0.381cm" svg:x="6.715cm" svg:y="11.795cm">
          <text:p/>
          <draw:enhanced-geometry svg:viewBox="0 0 21600 21600" draw:glue-points="10800 0 3163 3163 0 10800 3163 18437 10800 21600 18437 18437 21600 10800 18437 3163" draw:text-areas="3100 3100 18500 18500" draw:mirror-vertical="false" draw:mirror-horizontal="false" draw:type="flowchart-summing-junction" draw:enhanced-path="U 10800 10800 10800 10800 0 360 Z N M 3100 3100 L 18500 18500 N M 3100 18500 L 18500 3100 N"/>
        </draw:custom-shape>
        <draw:custom-shape draw:style-name="gr4" draw:text-style-name="P1" draw:layer="layout" svg:width="1.143cm" svg:height="0.381cm" svg:x="11.922cm" svg:y="11.795cm">
          <text:p/>
          <draw:enhanced-geometry svg:viewBox="0 0 21600 21600" draw:glue-points="10800 0 3163 3163 0 10800 3163 18437 10800 21600 18437 18437 21600 10800 18437 3163" draw:text-areas="3100 3100 18500 18500" draw:mirror-vertical="false" draw:mirror-horizontal="false" draw:type="flowchart-summing-junction" draw:enhanced-path="U 10800 10800 10800 10800 0 360 Z N M 3100 3100 L 18500 18500 N M 3100 18500 L 18500 3100 N"/>
        </draw:custom-shape>
        <draw:custom-shape draw:style-name="gr5" draw:text-style-name="P1" draw:layer="layout" svg:width="2.032cm" svg:height="1.27cm" svg:x="15.732cm" svg:y="6.33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5" draw:text-style-name="P1" draw:layer="layout" svg:width="2.032cm" svg:height="1.27cm" svg:x="17.637cm" svg:y="4.937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5" draw:text-style-name="P1" draw:layer="layout" svg:width="2.032cm" svg:height="1.27cm" svg:x="18.526cm" svg:y="3.03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5" draw:text-style-name="P1" draw:layer="layout" svg:width="2.032cm" svg:height="1.27cm" svg:x="6.207cm" svg:y="13.19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5" draw:text-style-name="P1" draw:layer="layout" svg:width="2.032cm" svg:height="1.27cm" svg:x="11.287cm" svg:y="13.19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6" draw:layer="layout" svg:width="1.7cm" svg:height="0.962cm" svg:x="8.747cm" svg:y="11.668cm">
          <draw:text-box>
            <text:p>AS3</text:p>
          </draw:text-box>
        </draw:frame>
        <draw:frame draw:style-name="gr6" draw:layer="layout" svg:width="1.7cm" svg:height="0.962cm" svg:x="3.54cm" svg:y="4.429cm">
          <draw:text-box>
            <text:p>AS1</text:p>
          </draw:text-box>
        </draw:frame>
        <draw:frame draw:style-name="gr6" draw:layer="layout" svg:width="1.7cm" svg:height="0.962cm" svg:x="13.573cm" svg:y="4.683cm">
          <draw:text-box>
            <text:p>AS2</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roid Sans'"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Robert Moore</meta:initial-creator>
    <meta:creation-date>2012-09-12T11:12:54</meta:creation-date>
    <dc:date>2012-09-12T11:32:22</dc:date>
    <dc:creator>Robert Moore</dc:creator>
    <meta:editing-duration>PT14M15S</meta:editing-duration>
    <meta:editing-cycles>9</meta:editing-cycles>
    <meta:generator>LibreOffice/3.5$Linux_X86_64 LibreOffice_project/350m1$Build-2</meta:generator>
    <meta:document-statistic meta:object-count="36"/>
  </office:meta>
</office:document-meta>
</file>